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86.06pt"/>
    </style:style>
    <style:style style:name="co6" style:family="table-column">
      <style:table-column-properties fo:break-before="auto" style:column-width="97.46pt"/>
    </style:style>
    <style:style style:name="co7" style:family="table-column">
      <style:table-column-properties fo:break-before="auto" style:column-width="103.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7pt" svg:height="255.51pt" svg:x="472.48pt" svg:y="151.06pt">
            <draw:object draw:notify-on-update-of-ranges="Sheet1.I4:Sheet1.I9 Sheet1.J3:Sheet1.J3 Sheet1.J4:Sheet1.J9 Sheet1.K3:Sheet1.K3 Sheet1.K4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37pt" svg:x="953.4pt" svg:y="142.5pt">
            <draw:object draw:notify-on-update-of-ranges="Sheet1.O4:Sheet1.O9 Sheet1.P2:Sheet1.P3 Sheet1.P4:Sheet1.P9 Sheet1.Q2:Sheet1.Q3 Sheet1.Q4:Sheet1.Q9 Sheet1.R2:Sheet1.R3 Sheet1.R4:Sheet1.R9 Sheet1.S2:Sheet1.S3 Sheet1.S4:Sheet1.S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Average Blur</text:p>
          </table:table-cell>
          <table:covered-table-cell table:number-columns-repeated="4"/>
          <table:table-cell table:number-columns-repeated="9"/>
          <table:table-cell table:style-name="ce19" office:value-type="string" calcext:value-type="string" table:number-columns-spanned="5" table:number-rows-spanned="1">
            <text:p>Time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3"/>
          <table:table-cell table:style-name="ce19" office:value-type="string" calcext:value-type="string" table:number-columns-spanned="3" table:number-rows-spanned="1">
            <text:p>FPS</text:p>
          </table:table-cell>
          <table:covered-table-cell table:number-columns-repeated="2"/>
          <table:table-cell table:number-columns-repeated="3"/>
          <table:table-cell table:style-name="ce24" office:value-type="string" calcext:value-type="string" table:number-columns-spanned="1" table:number-rows-spanned="2">
            <text:p>Filter</text:p>
          </table:table-cell>
          <table:table-cell table:style-name="ce28" office:value-type="string" calcext:value-type="string" table:number-columns-spanned="2" table:number-rows-spanned="1">
            <text:p>Tanpa FPGA</text:p>
          </table:table-cell>
          <table:covered-table-cell table:style-name="ce29" office:value-type="string" calcext:value-type="string">
            <text:p>Tanpa FPGA</text:p>
          </table:covered-table-cell>
          <table:table-cell table:style-name="ce28" office:value-type="string" calcext:value-type="string" table:number-columns-spanned="2" table:number-rows-spanned="1">
            <text:p>Dengan FPGA</text:p>
          </table:table-cell>
          <table:covered-table-cell table:style-name="ce28" office:value-type="string" calcext:value-type="string">
            <text:p>Dengan FPGA</text:p>
          </table:covered-table-cell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3"/>
          <table:table-cell table:style-name="ce12" office:value-type="string" calcext:value-type="string">
            <text:p>Filter</text:p>
          </table:table-cell>
          <table:table-cell table:style-name="ce12" office:value-type="string" calcext:value-type="string">
            <text:p>Tanpa FPGA</text:p>
          </table:table-cell>
          <table:table-cell table:style-name="ce12" office:value-type="string" calcext:value-type="string">
            <text:p>Dengan FPGA</text:p>
          </table:table-cell>
          <table:table-cell table:number-columns-repeated="3"/>
          <table:covered-table-cell table:style-name="ce25"/>
          <table:table-cell table:style-name="ce4" office:value-type="string" calcext:value-type="string">
            <text:p>50 frame</text:p>
          </table:table-cell>
          <table:table-cell table:style-name="ce4" office:value-type="string" calcext:value-type="string">
            <text:p>200 frame</text:p>
          </table:table-cell>
          <table:table-cell table:style-name="ce4" office:value-type="string" calcext:value-type="string">
            <text:p>50 frame</text:p>
          </table:table-cell>
          <table:table-cell table:style-name="ce4" office:value-type="string" calcext:value-type="string">
            <text:p>200 frame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8" office:value-type="float" office:value="8.02497315406799" calcext:value-type="float">
            <text:p>8.02497315406799</text:p>
          </table:table-cell>
          <table:table-cell table:style-name="ce9" office:value-type="float" office:value="6.23055043799794" calcext:value-type="float">
            <text:p>6.23055043799794</text:p>
          </table:table-cell>
          <table:table-cell table:style-name="ce8" office:value-type="float" office:value="0.821577310562134" calcext:value-type="float">
            <text:p>0.821577310562134</text:p>
          </table:table-cell>
          <table:table-cell table:style-name="ce8" office:value-type="float" office:value="60.8585453337183" calcext:value-type="float">
            <text:p>60.8585453337183</text:p>
          </table:table-cell>
          <table:table-cell table:number-columns-repeated="3"/>
          <table:table-cell table:style-name="ce9" office:value-type="string" calcext:value-type="string">
            <text:p>Average Blur</text:p>
          </table:table-cell>
          <table:table-cell table:style-name="ce9" table:formula="of:=([.C18]+[.C9])/2" office:value-type="float" office:value="6.24958353344702" calcext:value-type="float">
            <text:p>6.24958353344702</text:p>
          </table:table-cell>
          <table:table-cell table:style-name="ce9" table:formula="of:=([.E18]+[.E9])/2" office:value-type="float" office:value="60.4268459267488" calcext:value-type="float">
            <text:p>60.4268459267488</text:p>
          </table:table-cell>
          <table:table-cell table:number-columns-repeated="3"/>
          <table:table-cell table:style-name="ce9" office:value-type="string" calcext:value-type="string">
            <text:p>Average Blur</text:p>
          </table:table-cell>
          <table:table-cell table:style-name="ce9" table:formula="of:=[.B9]" office:value-type="float" office:value="8.00361213684082" calcext:value-type="float">
            <text:p>8.00361213684082</text:p>
          </table:table-cell>
          <table:table-cell table:style-name="ce9" table:formula="of:=[.B18]" office:value-type="float" office:value="31.9899158954621" calcext:value-type="float">
            <text:p>31.9899158954621</text:p>
          </table:table-cell>
          <table:table-cell table:style-name="ce9" table:formula="of:=[.D9]" office:value-type="float" office:value="0.823560476303101" calcext:value-type="float">
            <text:p>0.823560476303101</text:p>
          </table:table-cell>
          <table:table-cell table:style-name="ce9" table:formula="of:=[.D18]" office:value-type="float" office:value="3.32552518844605" calcext:value-type="float">
            <text:p>3.32552518844605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99623298645" calcext:value-type="float">
            <text:p>7.9999623298645</text:p>
          </table:table-cell>
          <table:table-cell table:style-name="ce9" office:value-type="float" office:value="6.25002942993194" calcext:value-type="float">
            <text:p>6.25002942993194</text:p>
          </table:table-cell>
          <table:table-cell table:style-name="ce8" office:value-type="float" office:value="0.823753595352173" calcext:value-type="float">
            <text:p>0.823753595352173</text:p>
          </table:table-cell>
          <table:table-cell table:style-name="ce8" office:value-type="float" office:value="60.6977623917063" calcext:value-type="float">
            <text:p>60.6977623917063</text:p>
          </table:table-cell>
          <table:table-cell table:number-columns-repeated="3"/>
          <table:table-cell table:style-name="ce9" office:value-type="string" calcext:value-type="string">
            <text:p>Gaussian Blur</text:p>
          </table:table-cell>
          <table:table-cell table:style-name="ce9" table:formula="of:=([.C38]+[.C29])/2" office:value-type="float" office:value="6.25253493030523" calcext:value-type="float">
            <text:p>6.25253493030523</text:p>
          </table:table-cell>
          <table:table-cell table:style-name="ce9" table:formula="of:=([.E38]+[.E29])/2" office:value-type="float" office:value="60.2887439620844" calcext:value-type="float">
            <text:p>60.2887439620844</text:p>
          </table:table-cell>
          <table:table-cell table:number-columns-repeated="3"/>
          <table:table-cell table:style-name="ce9" office:value-type="string" calcext:value-type="string">
            <text:p>Gaussian Blur</text:p>
          </table:table-cell>
          <table:table-cell table:style-name="ce9" table:formula="of:=[.B29]" office:value-type="float" office:value="7.99862322807312" calcext:value-type="float">
            <text:p>7.99862322807312</text:p>
          </table:table-cell>
          <table:table-cell table:style-name="ce9" table:formula="of:=[.B38]" office:value-type="float" office:value="31.9795805454254" calcext:value-type="float">
            <text:p>31.9795805454254</text:p>
          </table:table-cell>
          <table:table-cell table:style-name="ce9" table:formula="of:=[.D29]" office:value-type="float" office:value="0.827384996414185" calcext:value-type="float">
            <text:p>0.827384996414185</text:p>
          </table:table-cell>
          <table:table-cell table:style-name="ce9" table:formula="of:=[.D38]" office:value-type="float" office:value="3.32535176277161" calcext:value-type="float">
            <text:p>3.32535176277161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862146377564" calcext:value-type="float">
            <text:p>7.99862146377564</text:p>
          </table:table-cell>
          <table:table-cell table:style-name="ce8" office:value-type="float" office:value="6.25107716703951" calcext:value-type="float">
            <text:p>6.25107716703951</text:p>
          </table:table-cell>
          <table:table-cell table:style-name="ce9" office:value-type="float" office:value="0.828958749771118" calcext:value-type="float">
            <text:p>0.828958749771118</text:p>
          </table:table-cell>
          <table:table-cell table:style-name="ce9" office:value-type="float" office:value="60.3166321771806" calcext:value-type="float">
            <text:p>60.3166321771806</text:p>
          </table:table-cell>
          <table:table-cell table:number-columns-repeated="3"/>
          <table:table-cell table:style-name="ce9" office:value-type="string" calcext:value-type="string">
            <text:p>Sobel Vertical</text:p>
          </table:table-cell>
          <table:table-cell table:style-name="ce9" table:formula="of:=([.C58]+[.C49])/2" office:value-type="float" office:value="7.45901961777084" calcext:value-type="float">
            <text:p>7.45901961777084</text:p>
          </table:table-cell>
          <table:table-cell table:style-name="ce9" table:formula="of:=([.E58]+[.E49])/2" office:value-type="float" office:value="60.4404744910869" calcext:value-type="float">
            <text:p>60.4404744910869</text:p>
          </table:table-cell>
          <table:table-cell table:number-columns-repeated="3"/>
          <table:table-cell table:style-name="ce9" office:value-type="string" calcext:value-type="string">
            <text:p>Sobel Vertical</text:p>
          </table:table-cell>
          <table:table-cell table:style-name="ce9" table:formula="of:=[.B49]" office:value-type="float" office:value="6.69659380912781" calcext:value-type="float">
            <text:p>6.69659380912781</text:p>
          </table:table-cell>
          <table:table-cell table:style-name="ce9" table:formula="of:=[.B58]" office:value-type="float" office:value="26.8419644832611" calcext:value-type="float">
            <text:p>26.8419644832611</text:p>
          </table:table-cell>
          <table:table-cell table:style-name="ce9" table:formula="of:=[.D49]" office:value-type="float" office:value="0.823559713363647" calcext:value-type="float">
            <text:p>0.823559713363647</text:p>
          </table:table-cell>
          <table:table-cell table:style-name="ce9" table:formula="of:=[.D58]" office:value-type="float" office:value="3.3240608215332" calcext:value-type="float">
            <text:p>3.3240608215332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77608299255" calcext:value-type="float">
            <text:p>7.99377608299255</text:p>
          </table:table-cell>
          <table:table-cell table:style-name="ce9" office:value-type="float" office:value="6.25486622103155" calcext:value-type="float">
            <text:p>6.25486622103155</text:p>
          </table:table-cell>
          <table:table-cell table:style-name="ce9" office:value-type="float" office:value="0.822452068328857" calcext:value-type="float">
            <text:p>0.822452068328857</text:p>
          </table:table-cell>
          <table:table-cell table:style-name="ce9" office:value-type="float" office:value="60.7938163516266" calcext:value-type="float">
            <text:p>60.7938163516266</text:p>
          </table:table-cell>
          <table:table-cell table:number-columns-repeated="3"/>
          <table:table-cell table:style-name="ce9" office:value-type="string" calcext:value-type="string">
            <text:p>Sobel Horizontal</text:p>
          </table:table-cell>
          <table:table-cell table:style-name="ce9" table:formula="of:=([.C78]+[.C69])/2" office:value-type="float" office:value="7.53538057993614" calcext:value-type="float">
            <text:p>7.53538057993614</text:p>
          </table:table-cell>
          <table:table-cell table:style-name="ce9" table:formula="of:=([.E78]+[.E69])/2" office:value-type="float" office:value="60.4263337664952" calcext:value-type="float">
            <text:p>60.4263337664952</text:p>
          </table:table-cell>
          <table:table-cell table:number-columns-repeated="3"/>
          <table:table-cell table:style-name="ce9" office:value-type="string" calcext:value-type="string">
            <text:p>Sobel Horizontal</text:p>
          </table:table-cell>
          <table:table-cell table:style-name="ce9" table:formula="of:=[.B69]" office:value-type="float" office:value="6.64646835327148" calcext:value-type="float">
            <text:p>6.64646835327148</text:p>
          </table:table-cell>
          <table:table-cell table:style-name="ce9" table:formula="of:=[.B78]" office:value-type="float" office:value="26.4973923683166" calcext:value-type="float">
            <text:p>26.4973923683166</text:p>
          </table:table-cell>
          <table:table-cell table:style-name="ce9" table:formula="of:=[.D69]" office:value-type="float" office:value="0.823914003372192" calcext:value-type="float">
            <text:p>0.823914003372192</text:p>
          </table:table-cell>
          <table:table-cell table:style-name="ce9" table:formula="of:=[.D78]" office:value-type="float" office:value="3.32414484024048" calcext:value-type="float">
            <text:p>3.32414484024048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072765350342" calcext:value-type="float">
            <text:p>8.00072765350342</text:p>
          </table:table-cell>
          <table:table-cell table:style-name="ce9" office:value-type="float" office:value="6.24943157240275" calcext:value-type="float">
            <text:p>6.24943157240275</text:p>
          </table:table-cell>
          <table:table-cell table:style-name="ce8" office:value-type="float" office:value="0.821060657501221" calcext:value-type="float">
            <text:p>0.821060657501221</text:p>
          </table:table-cell>
          <table:table-cell table:style-name="ce9" office:value-type="float" office:value="60.8968406209692" calcext:value-type="float">
            <text:p>60.8968406209692</text:p>
          </table:table-cell>
          <table:table-cell table:number-columns-repeated="3"/>
          <table:table-cell table:style-name="ce9" office:value-type="string" calcext:value-type="string">
            <text:p>Laplacian</text:p>
          </table:table-cell>
          <table:table-cell table:style-name="ce9" table:formula="of:=([.C98]+[.C89])/2" office:value-type="float" office:value="8.04783913050973" calcext:value-type="float">
            <text:p>8.04783913050973</text:p>
          </table:table-cell>
          <table:table-cell table:style-name="ce9" table:formula="of:=([.E98]+[.E89])/2" office:value-type="float" office:value="60.3130625296822" calcext:value-type="float">
            <text:p>60.3130625296822</text:p>
          </table:table-cell>
          <table:table-cell table:number-columns-repeated="3"/>
          <table:table-cell table:style-name="ce9" office:value-type="string" calcext:value-type="string">
            <text:p>Laplacian</text:p>
          </table:table-cell>
          <table:table-cell table:style-name="ce9" table:formula="of:=[.B89]" office:value-type="float" office:value="6.21096878051758" calcext:value-type="float">
            <text:p>6.21096878051758</text:p>
          </table:table-cell>
          <table:table-cell table:style-name="ce9" table:formula="of:=[.B98]" office:value-type="float" office:value="24.8599366188049" calcext:value-type="float">
            <text:p>24.8599366188049</text:p>
          </table:table-cell>
          <table:table-cell table:style-name="ce9" table:formula="of:=[.D89]" office:value-type="float" office:value="0.827101516723633" calcext:value-type="float">
            <text:p>0.827101516723633</text:p>
          </table:table-cell>
          <table:table-cell table:style-name="ce9" table:formula="of:=[.D98]" office:value-type="float" office:value="3.32375345230102" calcext:value-type="float">
            <text:p>3.32375345230102</text:p>
          </table:table-cell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4:.B8])" office:value-type="float" office:value="8.00361213684082" calcext:value-type="float">
            <text:p>8.00361213684082</text:p>
          </table:table-cell>
          <table:table-cell table:style-name="ce11" table:formula="of:=AVERAGE([.C4:.C8])" office:value-type="float" office:value="6.24719096568074" calcext:value-type="float">
            <text:p>6.24719096568074</text:p>
          </table:table-cell>
          <table:table-cell table:style-name="ce11" table:formula="of:=AVERAGE([.D4:.D8])" office:value-type="float" office:value="0.823560476303101" calcext:value-type="float">
            <text:p>0.823560476303101</text:p>
          </table:table-cell>
          <table:table-cell table:style-name="ce11" table:formula="of:=AVERAGE([.E4:.E8])" office:value-type="float" office:value="60.7127193750402" calcext:value-type="float">
            <text:p>60.7127193750402</text:p>
          </table:table-cell>
          <table:table-cell table:number-columns-repeated="3"/>
          <table:table-cell table:style-name="ce9" office:value-type="string" calcext:value-type="string">
            <text:p>Sharpening</text:p>
          </table:table-cell>
          <table:table-cell table:style-name="ce9" table:formula="of:=([.C118]+[.C109])/2" office:value-type="float" office:value="6.20978298450373" calcext:value-type="float">
            <text:p>6.20978298450373</text:p>
          </table:table-cell>
          <table:table-cell table:style-name="ce9" table:formula="of:=([.E118]+[.E109])/2" office:value-type="float" office:value="60.3363303411042" calcext:value-type="float">
            <text:p>60.3363303411042</text:p>
          </table:table-cell>
          <table:table-cell table:number-columns-repeated="3"/>
          <table:table-cell table:style-name="ce9" office:value-type="string" calcext:value-type="string">
            <text:p>Sharpening</text:p>
          </table:table-cell>
          <table:table-cell table:style-name="ce9" table:formula="of:=[.B109]" office:value-type="float" office:value="8.04139246940613" calcext:value-type="float">
            <text:p>8.04139246940613</text:p>
          </table:table-cell>
          <table:table-cell table:style-name="ce9" table:formula="of:=[.B118]" office:value-type="float" office:value="32.2490603923798" calcext:value-type="float">
            <text:p>32.2490603923798</text:p>
          </table:table-cell>
          <table:table-cell table:style-name="ce9" table:formula="of:=[.D109]" office:value-type="float" office:value="0.825223922729492" calcext:value-type="float">
            <text:p>0.825223922729492</text:p>
          </table:table-cell>
          <table:table-cell table:style-name="ce9" table:formula="of:=[.D118]" office:value-type="float" office:value="3.32878680229187" calcext:value-type="float">
            <text:p>3.32878680229187</text:p>
          </table:table-cell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0483319759369" calcext:value-type="float">
            <text:p>32.0483319759369</text:p>
          </table:table-cell>
          <table:table-cell table:style-name="ce9" office:value-type="float" office:value="6.24057439713766" calcext:value-type="float">
            <text:p>6.24057439713766</text:p>
          </table:table-cell>
          <table:table-cell table:style-name="ce9" office:value-type="float" office:value="3.32002973556519" calcext:value-type="float">
            <text:p>3.32002973556519</text:p>
          </table:table-cell>
          <table:table-cell table:style-name="ce8" office:value-type="float" office:value="60.2404243123301" calcext:value-type="float">
            <text:p>60.2404243123301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67685031891" calcext:value-type="float">
            <text:p>31.9667685031891</text:p>
          </table:table-cell>
          <table:table-cell table:style-name="ce9" office:value-type="float" office:value="6.2564972740378" calcext:value-type="float">
            <text:p>6.2564972740378</text:p>
          </table:table-cell>
          <table:table-cell table:style-name="ce9" office:value-type="float" office:value="3.3218092918396" calcext:value-type="float">
            <text:p>3.3218092918396</text:p>
          </table:table-cell>
          <table:table-cell table:style-name="ce9" office:value-type="float" office:value="60.2081523738652" calcext:value-type="float">
            <text:p>60.2081523738652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96874523163" calcext:value-type="float">
            <text:p>31.9796874523163</text:p>
          </table:table-cell>
          <table:table-cell table:style-name="ce9" office:value-type="float" office:value="6.2539698143771" calcext:value-type="float">
            <text:p>6.2539698143771</text:p>
          </table:table-cell>
          <table:table-cell table:style-name="ce9" office:value-type="float" office:value="3.32926273345947" calcext:value-type="float">
            <text:p>3.32926273345947</text:p>
          </table:table-cell>
          <table:table-cell table:style-name="ce9" office:value-type="float" office:value="60.0733603839604" calcext:value-type="float">
            <text:p>60.0733603839604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930629730225" calcext:value-type="float">
            <text:p>31.9930629730225</text:p>
          </table:table-cell>
          <table:table-cell table:style-name="ce9" office:value-type="float" office:value="6.25135518186071" calcext:value-type="float">
            <text:p>6.25135518186071</text:p>
          </table:table-cell>
          <table:table-cell table:style-name="ce9" office:value-type="float" office:value="3.32550597190857" calcext:value-type="float">
            <text:p>3.32550597190857</text:p>
          </table:table-cell>
          <table:table-cell table:style-name="ce9" office:value-type="float" office:value="60.1412241293364" calcext:value-type="float">
            <text:p>60.1412241293364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17285728455" calcext:value-type="float">
            <text:p>31.9617285728455</text:p>
          </table:table-cell>
          <table:table-cell table:style-name="ce9" office:value-type="float" office:value="6.25748383865318" calcext:value-type="float">
            <text:p>6.25748383865318</text:p>
          </table:table-cell>
          <table:table-cell table:style-name="ce9" office:value-type="float" office:value="3.3310182094574" calcext:value-type="float">
            <text:p>3.3310182094574</text:p>
          </table:table-cell>
          <table:table-cell table:style-name="ce9" office:value-type="float" office:value="60.041701192795" calcext:value-type="float">
            <text:p>60.041701192795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13:.B17])" office:value-type="float" office:value="31.9899158954621" calcext:value-type="float">
            <text:p>31.9899158954621</text:p>
          </table:table-cell>
          <table:table-cell table:style-name="ce11" table:formula="of:=AVERAGE([.C13:.C17])" office:value-type="float" office:value="6.25197610121329" calcext:value-type="float">
            <text:p>6.25197610121329</text:p>
          </table:table-cell>
          <table:table-cell table:style-name="ce11" table:formula="of:=AVERAGE([.D13:.D17])" office:value-type="float" office:value="3.32552518844605" calcext:value-type="float">
            <text:p>3.32552518844605</text:p>
          </table:table-cell>
          <table:table-cell table:style-name="ce11" table:formula="of:=AVERAGE([.E13:.E17])" office:value-type="float" office:value="60.1409724784574" calcext:value-type="float">
            <text:p>60.1409724784574</text:p>
          </table:table-cell>
          <table:table-cell table:number-columns-repeated="14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5" table:number-rows-spanned="1">
            <text:p>Gaussian Blur</text:p>
          </table:table-cell>
          <table:covered-table-cell table:number-columns-repeated="4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160312652588" calcext:value-type="float">
            <text:p>8.00160312652588</text:p>
          </table:table-cell>
          <table:table-cell table:style-name="ce9" office:value-type="float" office:value="6.24874780832937" calcext:value-type="float">
            <text:p>6.24874780832937</text:p>
          </table:table-cell>
          <table:table-cell table:style-name="ce9" office:value-type="float" office:value="0.819968700408935" calcext:value-type="float">
            <text:p>0.819968700408935</text:p>
          </table:table-cell>
          <table:table-cell table:style-name="ce9" office:value-type="float" office:value="60.9779372981724" calcext:value-type="float">
            <text:p>60.9779372981724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73531341553" calcext:value-type="float">
            <text:p>7.99373531341553</text:p>
          </table:table-cell>
          <table:table-cell table:style-name="ce8" office:value-type="float" office:value="6.25489812204405" calcext:value-type="float">
            <text:p>6.25489812204405</text:p>
          </table:table-cell>
          <table:table-cell table:style-name="ce9" office:value-type="float" office:value="0.835051774978638" calcext:value-type="float">
            <text:p>0.835051774978638</text:p>
          </table:table-cell>
          <table:table-cell table:style-name="ce9" office:value-type="float" office:value="59.8765268192851" calcext:value-type="float">
            <text:p>59.8765268192851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848031997681" calcext:value-type="float">
            <text:p>7.99848031997681</text:p>
          </table:table-cell>
          <table:table-cell table:style-name="ce9" office:value-type="float" office:value="6.25118747559099" calcext:value-type="float">
            <text:p>6.25118747559099</text:p>
          </table:table-cell>
          <table:table-cell table:style-name="ce9" office:value-type="float" office:value="0.82674765586853" calcext:value-type="float">
            <text:p>0.82674765586853</text:p>
          </table:table-cell>
          <table:table-cell table:style-name="ce9" office:value-type="float" office:value="60.4779458944738" calcext:value-type="float">
            <text:p>60.4779458944738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570440292358" calcext:value-type="float">
            <text:p>8.00570440292358</text:p>
          </table:table-cell>
          <table:table-cell table:style-name="ce9" office:value-type="float" office:value="6.24554661070681" calcext:value-type="float">
            <text:p>6.24554661070681</text:p>
          </table:table-cell>
          <table:table-cell table:style-name="ce9" office:value-type="float" office:value="0.829063415527344" calcext:value-type="float">
            <text:p>0.829063415527344</text:p>
          </table:table-cell>
          <table:table-cell table:style-name="ce9" office:value-type="float" office:value="60.3090174570017" calcext:value-type="float">
            <text:p>60.3090174570017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5929775238" calcext:value-type="float">
            <text:p>7.9935929775238</text:p>
          </table:table-cell>
          <table:table-cell table:style-name="ce9" office:value-type="float" office:value="6.25500949830556" calcext:value-type="float">
            <text:p>6.25500949830556</text:p>
          </table:table-cell>
          <table:table-cell table:style-name="ce9" office:value-type="float" office:value="0.826093435287476" calcext:value-type="float">
            <text:p>0.826093435287476</text:p>
          </table:table-cell>
          <table:table-cell table:style-name="ce9" office:value-type="float" office:value="60.525841102466" calcext:value-type="float">
            <text:p>60.525841102466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24:.B28])" office:value-type="float" office:value="7.99862322807312" calcext:value-type="float">
            <text:p>7.99862322807312</text:p>
          </table:table-cell>
          <table:table-cell table:style-name="ce11" table:formula="of:=AVERAGE([.C24:.C28])" office:value-type="float" office:value="6.25107790299536" calcext:value-type="float">
            <text:p>6.25107790299536</text:p>
          </table:table-cell>
          <table:table-cell table:style-name="ce11" table:formula="of:=AVERAGE([.D24:.D28])" office:value-type="float" office:value="0.827384996414185" calcext:value-type="float">
            <text:p>0.827384996414185</text:p>
          </table:table-cell>
          <table:table-cell table:style-name="ce11" table:formula="of:=AVERAGE([.E24:.E28])" office:value-type="float" office:value="60.4334537142798" calcext:value-type="float">
            <text:p>60.4334537142798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75338172913" calcext:value-type="float">
            <text:p>31.9775338172913</text:p>
          </table:table-cell>
          <table:table-cell table:style-name="ce9" office:value-type="float" office:value="6.2543910090982" calcext:value-type="float">
            <text:p>6.2543910090982</text:p>
          </table:table-cell>
          <table:table-cell table:style-name="ce9" office:value-type="float" office:value="3.32604384422302" calcext:value-type="float">
            <text:p>3.32604384422302</text:p>
          </table:table-cell>
          <table:table-cell table:style-name="ce9" office:value-type="float" office:value="60.1314983707681" calcext:value-type="float">
            <text:p>60.1314983707681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60582447052" calcext:value-type="float">
            <text:p>31.9760582447052</text:p>
          </table:table-cell>
          <table:table-cell table:style-name="ce9" office:value-type="float" office:value="6.25467962528237" calcext:value-type="float">
            <text:p>6.25467962528237</text:p>
          </table:table-cell>
          <table:table-cell table:style-name="ce9" office:value-type="float" office:value="3.32602143287659" calcext:value-type="float">
            <text:p>3.32602143287659</text:p>
          </table:table-cell>
          <table:table-cell table:style-name="ce9" office:value-type="float" office:value="60.1319035479051" calcext:value-type="float">
            <text:p>60.1319035479051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06585407257" calcext:value-type="float">
            <text:p>31.9706585407257</text:p>
          </table:table-cell>
          <table:table-cell table:style-name="ce9" office:value-type="float" office:value="6.25573601323322" calcext:value-type="float">
            <text:p>6.25573601323322</text:p>
          </table:table-cell>
          <table:table-cell table:style-name="ce9" office:value-type="float" office:value="3.32173943519592" calcext:value-type="float">
            <text:p>3.32173943519592</text:p>
          </table:table-cell>
          <table:table-cell table:style-name="ce9" office:value-type="float" office:value="60.2094185597082" calcext:value-type="float">
            <text:p>60.2094185597082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66981697083" calcext:value-type="float">
            <text:p>31.9666981697083</text:p>
          </table:table-cell>
          <table:table-cell table:style-name="ce9" office:value-type="float" office:value="6.2565110396519" calcext:value-type="float">
            <text:p>6.2565110396519</text:p>
          </table:table-cell>
          <table:table-cell table:style-name="ce9" office:value-type="float" office:value="3.32527661323547" calcext:value-type="float">
            <text:p>3.32527661323547</text:p>
          </table:table-cell>
          <table:table-cell table:style-name="ce9" office:value-type="float" office:value="60.1453723290109" calcext:value-type="float">
            <text:p>60.1453723290109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0069539546967" calcext:value-type="float">
            <text:p>32.0069539546967</text:p>
          </table:table-cell>
          <table:table-cell table:style-name="ce9" office:value-type="float" office:value="6.24864210080986" calcext:value-type="float">
            <text:p>6.24864210080986</text:p>
          </table:table-cell>
          <table:table-cell table:style-name="ce9" office:value-type="float" office:value="3.32767748832703" calcext:value-type="float">
            <text:p>3.32767748832703</text:p>
          </table:table-cell>
          <table:table-cell table:style-name="ce9" office:value-type="float" office:value="60.1019782420528" calcext:value-type="float">
            <text:p>60.1019782420528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33:.B37])" office:value-type="float" office:value="31.9795805454254" calcext:value-type="float">
            <text:p>31.9795805454254</text:p>
          </table:table-cell>
          <table:table-cell table:style-name="ce11" table:formula="of:=AVERAGE([.C33:.C37])" office:value-type="float" office:value="6.25399195761511" calcext:value-type="float">
            <text:p>6.25399195761511</text:p>
          </table:table-cell>
          <table:table-cell table:style-name="ce11" table:formula="of:=AVERAGE([.D33:.D37])" office:value-type="float" office:value="3.32535176277161" calcext:value-type="float">
            <text:p>3.32535176277161</text:p>
          </table:table-cell>
          <table:table-cell table:style-name="ce11" table:formula="of:=AVERAGE([.E33:.E37])" office:value-type="float" office:value="60.144034209889" calcext:value-type="float">
            <text:p>60.144034209889</text:p>
          </table:table-cell>
          <table:table-cell table:number-columns-repeated="14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5" table:number-rows-spanned="1">
            <text:p>Sobel Vertical</text:p>
          </table:table-cell>
          <table:covered-table-cell table:number-columns-repeated="4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577477455139" calcext:value-type="float">
            <text:p>6.71577477455139</text:p>
          </table:table-cell>
          <table:table-cell table:style-name="ce9" office:value-type="float" office:value="7.44515736136192" calcext:value-type="float">
            <text:p>7.44515736136192</text:p>
          </table:table-cell>
          <table:table-cell table:style-name="ce9" office:value-type="float" office:value="0.818251609802246" calcext:value-type="float">
            <text:p>0.818251609802246</text:p>
          </table:table-cell>
          <table:table-cell table:style-name="ce9" office:value-type="float" office:value="61.1058987248237" calcext:value-type="float">
            <text:p>61.1058987248237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58987641334534" calcext:value-type="float">
            <text:p>6.58987641334534</text:p>
          </table:table-cell>
          <table:table-cell table:style-name="ce9" office:value-type="float" office:value="7.58739570574399" calcext:value-type="float">
            <text:p>7.58739570574399</text:p>
          </table:table-cell>
          <table:table-cell table:style-name="ce9" office:value-type="float" office:value="0.825090408325195" calcext:value-type="float">
            <text:p>0.825090408325195</text:p>
          </table:table-cell>
          <table:table-cell table:style-name="ce9" office:value-type="float" office:value="60.5994197672134" calcext:value-type="float">
            <text:p>60.5994197672134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781611442566" calcext:value-type="float">
            <text:p>6.71781611442566</text:p>
          </table:table-cell>
          <table:table-cell table:style-name="ce9" office:value-type="float" office:value="7.44289500461785" calcext:value-type="float">
            <text:p>7.44289500461785</text:p>
          </table:table-cell>
          <table:table-cell table:style-name="ce9" office:value-type="float" office:value="0.824631214141846" calcext:value-type="float">
            <text:p>0.824631214141846</text:p>
          </table:table-cell>
          <table:table-cell table:style-name="ce9" office:value-type="float" office:value="60.6331644285775" calcext:value-type="float">
            <text:p>60.6331644285775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4612808227539" calcext:value-type="float">
            <text:p>6.74612808227539</text:p>
          </table:table-cell>
          <table:table-cell table:style-name="ce9" office:value-type="float" office:value="7.4116588641963" calcext:value-type="float">
            <text:p>7.4116588641963</text:p>
          </table:table-cell>
          <table:table-cell table:style-name="ce9" office:value-type="float" office:value="0.829597949981689" calcext:value-type="float">
            <text:p>0.829597949981689</text:p>
          </table:table-cell>
          <table:table-cell table:style-name="ce9" office:value-type="float" office:value="60.2701585763364" calcext:value-type="float">
            <text:p>60.2701585763364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337366104126" calcext:value-type="float">
            <text:p>6.71337366104126</text:p>
          </table:table-cell>
          <table:table-cell table:style-name="ce9" office:value-type="float" office:value="7.44782020553357" calcext:value-type="float">
            <text:p>7.44782020553357</text:p>
          </table:table-cell>
          <table:table-cell table:style-name="ce9" office:value-type="float" office:value="0.820227384567261" calcext:value-type="float">
            <text:p>0.820227384567261</text:p>
          </table:table-cell>
          <table:table-cell table:style-name="ce9" office:value-type="float" office:value="60.9587060134297" calcext:value-type="float">
            <text:p>60.9587060134297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44:.B48])" office:value-type="float" office:value="6.69659380912781" calcext:value-type="float">
            <text:p>6.69659380912781</text:p>
          </table:table-cell>
          <table:table-cell table:style-name="ce11" table:formula="of:=AVERAGE([.C44:.C48])" office:value-type="float" office:value="7.46698542829073" calcext:value-type="float">
            <text:p>7.46698542829073</text:p>
          </table:table-cell>
          <table:table-cell table:style-name="ce11" table:formula="of:=AVERAGE([.D44:.D48])" office:value-type="float" office:value="0.823559713363647" calcext:value-type="float">
            <text:p>0.823559713363647</text:p>
          </table:table-cell>
          <table:table-cell table:style-name="ce11" table:formula="of:=AVERAGE([.E44:.E48])" office:value-type="float" office:value="60.7134695020761" calcext:value-type="float">
            <text:p>60.7134695020761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9272964000702" calcext:value-type="float">
            <text:p>26.9272964000702</text:p>
          </table:table-cell>
          <table:table-cell table:style-name="ce9" office:value-type="float" office:value="7.42740737980211" calcext:value-type="float">
            <text:p>7.42740737980211</text:p>
          </table:table-cell>
          <table:table-cell table:style-name="ce9" office:value-type="float" office:value="3.32591772079468" calcext:value-type="float">
            <text:p>3.32591772079468</text:p>
          </table:table-cell>
          <table:table-cell table:style-name="ce9" office:value-type="float" office:value="60.1337786408658" calcext:value-type="float">
            <text:p>60.1337786408658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7483508586884" calcext:value-type="float">
            <text:p>26.7483508586884</text:p>
          </table:table-cell>
          <table:table-cell table:style-name="ce9" office:value-type="float" office:value="7.47709647808199" calcext:value-type="float">
            <text:p>7.47709647808199</text:p>
          </table:table-cell>
          <table:table-cell table:style-name="ce9" office:value-type="float" office:value="3.32523989677429" calcext:value-type="float">
            <text:p>3.32523989677429</text:p>
          </table:table-cell>
          <table:table-cell table:style-name="ce9" office:value-type="float" office:value="60.1460364390592" calcext:value-type="float">
            <text:p>60.1460364390592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261203765869" calcext:value-type="float">
            <text:p>26.8261203765869</text:p>
          </table:table-cell>
          <table:table-cell table:style-name="ce9" office:value-type="float" office:value="7.45542020957136" calcext:value-type="float">
            <text:p>7.45542020957136</text:p>
          </table:table-cell>
          <table:table-cell table:style-name="ce9" office:value-type="float" office:value="3.32465982437134" calcext:value-type="float">
            <text:p>3.32465982437134</text:p>
          </table:table-cell>
          <table:table-cell table:style-name="ce9" office:value-type="float" office:value="60.156530461825" calcext:value-type="float">
            <text:p>60.156530461825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522346019745" calcext:value-type="float">
            <text:p>26.8522346019745</text:p>
          </table:table-cell>
          <table:table-cell table:style-name="ce9" office:value-type="float" office:value="7.44816969479679" calcext:value-type="float">
            <text:p>7.44816969479679</text:p>
          </table:table-cell>
          <table:table-cell table:style-name="ce9" office:value-type="float" office:value="3.31561589241028" calcext:value-type="float">
            <text:p>3.31561589241028</text:p>
          </table:table-cell>
          <table:table-cell table:style-name="ce9" office:value-type="float" office:value="60.3206180962688" calcext:value-type="float">
            <text:p>60.3206180962688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558201789856" calcext:value-type="float">
            <text:p>26.8558201789856</text:p>
          </table:table-cell>
          <table:table-cell table:style-name="ce9" office:value-type="float" office:value="7.44717527400254" calcext:value-type="float">
            <text:p>7.44717527400254</text:p>
          </table:table-cell>
          <table:table-cell table:style-name="ce9" office:value-type="float" office:value="3.32887077331543" calcext:value-type="float">
            <text:p>3.32887077331543</text:p>
          </table:table-cell>
          <table:table-cell table:style-name="ce9" office:value-type="float" office:value="60.08043376247" calcext:value-type="float">
            <text:p>60.08043376247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53:.B57])" office:value-type="float" office:value="26.8419644832611" calcext:value-type="float">
            <text:p>26.8419644832611</text:p>
          </table:table-cell>
          <table:table-cell table:style-name="ce11" table:formula="of:=AVERAGE([.C53:.C57])" office:value-type="float" office:value="7.45105380725096" calcext:value-type="float">
            <text:p>7.45105380725096</text:p>
          </table:table-cell>
          <table:table-cell table:style-name="ce11" table:formula="of:=AVERAGE([.D53:.D57])" office:value-type="float" office:value="3.3240608215332" calcext:value-type="float">
            <text:p>3.3240608215332</text:p>
          </table:table-cell>
          <table:table-cell table:style-name="ce11" table:formula="of:=AVERAGE([.E53:.E57])" office:value-type="float" office:value="60.1674794800978" calcext:value-type="float">
            <text:p>60.1674794800978</text:p>
          </table:table-cell>
          <table:table-cell table:number-columns-repeated="14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5" table:number-rows-spanned="1">
            <text:p>Sobel Horizontal</text:p>
          </table:table-cell>
          <table:covered-table-cell table:number-columns-repeated="4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12672996521" calcext:value-type="float">
            <text:p>6.6412672996521</text:p>
          </table:table-cell>
          <table:table-cell table:style-name="ce9" office:value-type="float" office:value="7.528683569568" calcext:value-type="float">
            <text:p>7.528683569568</text:p>
          </table:table-cell>
          <table:table-cell table:style-name="ce9" office:value-type="float" office:value="0.824651002883911" calcext:value-type="float">
            <text:p>0.824651002883911</text:p>
          </table:table-cell>
          <table:table-cell table:style-name="ce9" office:value-type="float" office:value="60.6317094445329" calcext:value-type="float">
            <text:p>60.6317094445329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6618895530701" calcext:value-type="float">
            <text:p>6.66618895530701</text:p>
          </table:table-cell>
          <table:table-cell table:style-name="ce9" office:value-type="float" office:value="7.5005374637925" calcext:value-type="float">
            <text:p>7.5005374637925</text:p>
          </table:table-cell>
          <table:table-cell table:style-name="ce9" office:value-type="float" office:value="0.824263334274292" calcext:value-type="float">
            <text:p>0.824263334274292</text:p>
          </table:table-cell>
          <table:table-cell table:style-name="ce9" office:value-type="float" office:value="60.660225829433" calcext:value-type="float">
            <text:p>60.660225829433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357729434967" calcext:value-type="float">
            <text:p>6.6357729434967</text:p>
          </table:table-cell>
          <table:table-cell table:style-name="ce9" office:value-type="float" office:value="7.53491724713122" calcext:value-type="float">
            <text:p>7.53491724713122</text:p>
          </table:table-cell>
          <table:table-cell table:style-name="ce9" office:value-type="float" office:value="0.819379091262817" calcext:value-type="float">
            <text:p>0.819379091262817</text:p>
          </table:table-cell>
          <table:table-cell table:style-name="ce9" office:value-type="float" office:value="61.0218158275684" calcext:value-type="float">
            <text:p>61.0218158275684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348340034485" calcext:value-type="float">
            <text:p>6.64348340034485</text:p>
          </table:table-cell>
          <table:table-cell table:style-name="ce9" office:value-type="float" office:value="7.5261721881332" calcext:value-type="float">
            <text:p>7.5261721881332</text:p>
          </table:table-cell>
          <table:table-cell table:style-name="ce9" office:value-type="float" office:value="0.822708606719971" calcext:value-type="float">
            <text:p>0.822708606719971</text:p>
          </table:table-cell>
          <table:table-cell table:style-name="ce9" office:value-type="float" office:value="60.7748595208494" calcext:value-type="float">
            <text:p>60.7748595208494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562916755676" calcext:value-type="float">
            <text:p>6.64562916755676</text:p>
          </table:table-cell>
          <table:table-cell table:style-name="ce9" office:value-type="float" office:value="7.52374210768403" calcext:value-type="float">
            <text:p>7.52374210768403</text:p>
          </table:table-cell>
          <table:table-cell table:style-name="ce9" office:value-type="float" office:value="0.828567981719971" calcext:value-type="float">
            <text:p>0.828567981719971</text:p>
          </table:table-cell>
          <table:table-cell table:style-name="ce9" office:value-type="float" office:value="60.3450786213199" calcext:value-type="float">
            <text:p>60.3450786213199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64:.B68])" office:value-type="float" office:value="6.64646835327148" calcext:value-type="float">
            <text:p>6.64646835327148</text:p>
          </table:table-cell>
          <table:table-cell table:style-name="ce11" table:formula="of:=AVERAGE([.C64:.C68])" office:value-type="float" office:value="7.52281051526179" calcext:value-type="float">
            <text:p>7.52281051526179</text:p>
          </table:table-cell>
          <table:table-cell table:style-name="ce11" table:formula="of:=AVERAGE([.D64:.D68])" office:value-type="float" office:value="0.823914003372192" calcext:value-type="float">
            <text:p>0.823914003372192</text:p>
          </table:table-cell>
          <table:table-cell table:style-name="ce11" table:formula="of:=AVERAGE([.E64:.E68])" office:value-type="float" office:value="60.6867378487407" calcext:value-type="float">
            <text:p>60.6867378487407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3920905590057" calcext:value-type="float">
            <text:p>26.3920905590057</text:p>
          </table:table-cell>
          <table:table-cell table:style-name="ce9" office:value-type="float" office:value="7.57802795321776" calcext:value-type="float">
            <text:p>7.57802795321776</text:p>
          </table:table-cell>
          <table:table-cell table:style-name="ce9" office:value-type="float" office:value="3.31951975822449" calcext:value-type="float">
            <text:p>3.31951975822449</text:p>
          </table:table-cell>
          <table:table-cell table:style-name="ce8" office:value-type="float" office:value="60.2496790400109" calcext:value-type="float">
            <text:p>60.2496790400109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264859199524" calcext:value-type="float">
            <text:p>26.5264859199524</text:p>
          </table:table-cell>
          <table:table-cell table:style-name="ce9" office:value-type="float" office:value="7.53963418311531" calcext:value-type="float">
            <text:p>7.53963418311531</text:p>
          </table:table-cell>
          <table:table-cell table:style-name="ce9" office:value-type="float" office:value="3.32035970687866" calcext:value-type="float">
            <text:p>3.32035970687866</text:p>
          </table:table-cell>
          <table:table-cell table:style-name="ce9" office:value-type="float" office:value="60.2344377284388" calcext:value-type="float">
            <text:p>60.2344377284388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723536014557" calcext:value-type="float">
            <text:p>26.5723536014557</text:p>
          </table:table-cell>
          <table:table-cell table:style-name="ce9" office:value-type="float" office:value="7.52661969653466" calcext:value-type="float">
            <text:p>7.52661969653466</text:p>
          </table:table-cell>
          <table:table-cell table:style-name="ce9" office:value-type="float" office:value="3.32825207710266" calcext:value-type="float">
            <text:p>3.32825207710266</text:p>
          </table:table-cell>
          <table:table-cell table:style-name="ce9" office:value-type="float" office:value="60.0916022485009" calcext:value-type="float">
            <text:p>60.0916022485009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4895715713501" calcext:value-type="float">
            <text:p>26.4895715713501</text:p>
          </table:table-cell>
          <table:table-cell table:style-name="ce9" office:value-type="float" office:value="7.55014098515322" calcext:value-type="float">
            <text:p>7.55014098515322</text:p>
          </table:table-cell>
          <table:table-cell table:style-name="ce9" office:value-type="float" office:value="3.32867169380188" calcext:value-type="float">
            <text:p>3.32867169380188</text:p>
          </table:table-cell>
          <table:table-cell table:style-name="ce9" office:value-type="float" office:value="60.0840270226733" calcext:value-type="float">
            <text:p>60.0840270226733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064601898193" calcext:value-type="float">
            <text:p>26.5064601898193</text:p>
          </table:table-cell>
          <table:table-cell table:style-name="ce9" office:value-type="float" office:value="7.54533040503147" calcext:value-type="float">
            <text:p>7.54533040503147</text:p>
          </table:table-cell>
          <table:table-cell table:style-name="ce9" office:value-type="float" office:value="3.3239209651947" calcext:value-type="float">
            <text:p>3.3239209651947</text:p>
          </table:table-cell>
          <table:table-cell table:style-name="ce9" office:value-type="float" office:value="60.1699023816244" calcext:value-type="float">
            <text:p>60.1699023816244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73:.B77])" office:value-type="float" office:value="26.4973923683166" calcext:value-type="float">
            <text:p>26.4973923683166</text:p>
          </table:table-cell>
          <table:table-cell table:style-name="ce11" table:formula="of:=AVERAGE([.C73:.C77])" office:value-type="float" office:value="7.54795064461049" calcext:value-type="float">
            <text:p>7.54795064461049</text:p>
          </table:table-cell>
          <table:table-cell table:style-name="ce11" table:formula="of:=AVERAGE([.D73:.D77])" office:value-type="float" office:value="3.32414484024048" calcext:value-type="float">
            <text:p>3.32414484024048</text:p>
          </table:table-cell>
          <table:table-cell table:style-name="ce11" table:formula="of:=AVERAGE([.E73:.E77])" office:value-type="float" office:value="60.1659296842497" calcext:value-type="float">
            <text:p>60.1659296842497</text:p>
          </table:table-cell>
          <table:table-cell table:number-columns-repeated="14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5" table:number-rows-spanned="1">
            <text:p>Laplacian</text:p>
          </table:table-cell>
          <table:covered-table-cell table:number-columns-repeated="4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5489115715027" calcext:value-type="float">
            <text:p>6.25489115715027</text:p>
          </table:table-cell>
          <table:table-cell table:style-name="ce9" office:value-type="float" office:value="7.99374421453243" calcext:value-type="float">
            <text:p>7.99374421453243</text:p>
          </table:table-cell>
          <table:table-cell table:style-name="ce9" office:value-type="float" office:value="0.825061559677124" calcext:value-type="float">
            <text:p>0.825061559677124</text:p>
          </table:table-cell>
          <table:table-cell table:style-name="ce9" office:value-type="float" office:value="60.6015386531482" calcext:value-type="float">
            <text:p>60.6015386531482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16880869865418" calcext:value-type="float">
            <text:p>6.16880869865418</text:p>
          </table:table-cell>
          <table:table-cell table:style-name="ce9" office:value-type="float" office:value="8.10529268169854" calcext:value-type="float">
            <text:p>8.10529268169854</text:p>
          </table:table-cell>
          <table:table-cell table:style-name="ce9" office:value-type="float" office:value="0.826088666915894" calcext:value-type="float">
            <text:p>0.826088666915894</text:p>
          </table:table-cell>
          <table:table-cell table:style-name="ce9" office:value-type="float" office:value="60.5261904713803" calcext:value-type="float">
            <text:p>60.5261904713803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4235820770264" calcext:value-type="float">
            <text:p>6.24235820770264</text:p>
          </table:table-cell>
          <table:table-cell table:style-name="ce9" office:value-type="float" office:value="8.00979346848495" calcext:value-type="float">
            <text:p>8.00979346848495</text:p>
          </table:table-cell>
          <table:table-cell table:style-name="ce9" office:value-type="float" office:value="0.822906017303467" calcext:value-type="float">
            <text:p>0.822906017303467</text:p>
          </table:table-cell>
          <table:table-cell table:style-name="ce9" office:value-type="float" office:value="60.760279969567" calcext:value-type="float">
            <text:p>60.760279969567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16136002540588" calcext:value-type="float">
            <text:p>6.16136002540588</text:p>
          </table:table-cell>
          <table:table-cell table:style-name="ce9" office:value-type="float" office:value="8.11509143984915" calcext:value-type="float">
            <text:p>8.11509143984915</text:p>
          </table:table-cell>
          <table:table-cell table:style-name="ce9" office:value-type="float" office:value="0.829210519790649" calcext:value-type="float">
            <text:p>0.829210519790649</text:p>
          </table:table-cell>
          <table:table-cell table:style-name="ce9" office:value-type="float" office:value="60.298318468781" calcext:value-type="float">
            <text:p>60.298318468781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2742581367493" calcext:value-type="float">
            <text:p>6.22742581367493</text:p>
          </table:table-cell>
          <table:table-cell table:style-name="ce9" office:value-type="float" office:value="8.02899970164302" calcext:value-type="float">
            <text:p>8.02899970164302</text:p>
          </table:table-cell>
          <table:table-cell table:style-name="ce9" office:value-type="float" office:value="0.83224081993103" calcext:value-type="float">
            <text:p>0.83224081993103</text:p>
          </table:table-cell>
          <table:table-cell table:style-name="ce9" office:value-type="float" office:value="60.078764226133" calcext:value-type="float">
            <text:p>60.078764226133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84:.B88])" office:value-type="float" office:value="6.21096878051758" calcext:value-type="float">
            <text:p>6.21096878051758</text:p>
          </table:table-cell>
          <table:table-cell table:style-name="ce11" table:formula="of:=AVERAGE([.C84:.C88])" office:value-type="float" office:value="8.05058430124162" calcext:value-type="float">
            <text:p>8.05058430124162</text:p>
          </table:table-cell>
          <table:table-cell table:style-name="ce11" table:formula="of:=AVERAGE([.D84:.D88])" office:value-type="float" office:value="0.827101516723633" calcext:value-type="float">
            <text:p>0.827101516723633</text:p>
          </table:table-cell>
          <table:table-cell table:style-name="ce11" table:formula="of:=AVERAGE([.E84:.E88])" office:value-type="float" office:value="60.4530183578019" calcext:value-type="float">
            <text:p>60.4530183578019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913009166718" calcext:value-type="float">
            <text:p>24.8913009166718</text:p>
          </table:table-cell>
          <table:table-cell table:style-name="ce9" office:value-type="float" office:value="8.03493560539632" calcext:value-type="float">
            <text:p>8.03493560539632</text:p>
          </table:table-cell>
          <table:table-cell table:style-name="ce9" office:value-type="float" office:value="3.32653522491455" calcext:value-type="float">
            <text:p>3.32653522491455</text:p>
          </table:table-cell>
          <table:table-cell table:style-name="ce9" office:value-type="float" office:value="60.1226160186347" calcext:value-type="float">
            <text:p>60.1226160186347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893525600433" calcext:value-type="float">
            <text:p>24.8893525600433</text:p>
          </table:table-cell>
          <table:table-cell table:style-name="ce9" office:value-type="float" office:value="8.0355645860019" calcext:value-type="float">
            <text:p>8.0355645860019</text:p>
          </table:table-cell>
          <table:table-cell table:style-name="ce9" office:value-type="float" office:value="3.31791019439697" calcext:value-type="float">
            <text:p>3.31791019439697</text:p>
          </table:table-cell>
          <table:table-cell table:style-name="ce9" office:value-type="float" office:value="60.2789069872188" calcext:value-type="float">
            <text:p>60.2789069872188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729031085968" calcext:value-type="float">
            <text:p>24.8729031085968</text:p>
          </table:table-cell>
          <table:table-cell table:style-name="ce9" office:value-type="float" office:value="8.04087882812819" calcext:value-type="float">
            <text:p>8.04087882812819</text:p>
          </table:table-cell>
          <table:table-cell table:style-name="ce9" office:value-type="float" office:value="3.31628179550171" calcext:value-type="float">
            <text:p>3.31628179550171</text:p>
          </table:table-cell>
          <table:table-cell table:style-name="ce9" office:value-type="float" office:value="60.3085058306219" calcext:value-type="float">
            <text:p>60.3085058306219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641283512115" calcext:value-type="float">
            <text:p>24.8641283512115</text:p>
          </table:table-cell>
          <table:table-cell table:style-name="ce9" office:value-type="float" office:value="8.04371652104405" calcext:value-type="float">
            <text:p>8.04371652104405</text:p>
          </table:table-cell>
          <table:table-cell table:style-name="ce9" office:value-type="float" office:value="3.33051776885986" calcext:value-type="float">
            <text:p>3.33051776885986</text:p>
          </table:table-cell>
          <table:table-cell table:style-name="ce9" office:value-type="float" office:value="60.0507230046895" calcext:value-type="float">
            <text:p>60.0507230046895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7819981575012" calcext:value-type="float">
            <text:p>24.7819981575012</text:p>
          </table:table-cell>
          <table:table-cell table:style-name="ce9" office:value-type="float" office:value="8.07037425831873" calcext:value-type="float">
            <text:p>8.07037425831873</text:p>
          </table:table-cell>
          <table:table-cell table:style-name="ce9" office:value-type="float" office:value="3.32752227783203" calcext:value-type="float">
            <text:p>3.32752227783203</text:p>
          </table:table-cell>
          <table:table-cell table:style-name="ce9" office:value-type="float" office:value="60.1047816666476" calcext:value-type="float">
            <text:p>60.1047816666476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93:.B97])" office:value-type="float" office:value="24.8599366188049" calcext:value-type="float">
            <text:p>24.8599366188049</text:p>
          </table:table-cell>
          <table:table-cell table:style-name="ce11" table:formula="of:=AVERAGE([.C93:.C97])" office:value-type="float" office:value="8.04509395977784" calcext:value-type="float">
            <text:p>8.04509395977784</text:p>
          </table:table-cell>
          <table:table-cell table:style-name="ce11" table:formula="of:=AVERAGE([.D93:.D97])" office:value-type="float" office:value="3.32375345230102" calcext:value-type="float">
            <text:p>3.32375345230102</text:p>
          </table:table-cell>
          <table:table-cell table:style-name="ce11" table:formula="of:=AVERAGE([.E93:.E97])" office:value-type="float" office:value="60.1731067015625" calcext:value-type="float">
            <text:p>60.1731067015625</text:p>
          </table:table-cell>
          <table:table-cell table:number-columns-repeated="14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5" table:number-rows-spanned="1">
            <text:p>Sharpening</text:p>
          </table:table-cell>
          <table:covered-table-cell table:number-columns-repeated="4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347848892212" calcext:value-type="float">
            <text:p>8.04347848892212</text:p>
          </table:table-cell>
          <table:table-cell table:style-name="ce9" office:value-type="float" office:value="6.21621603997108" calcext:value-type="float">
            <text:p>6.21621603997108</text:p>
          </table:table-cell>
          <table:table-cell table:style-name="ce9" office:value-type="float" office:value="0.830551624298096" calcext:value-type="float">
            <text:p>0.830551624298096</text:p>
          </table:table-cell>
          <table:table-cell table:style-name="ce9" office:value-type="float" office:value="60.2009538446876" calcext:value-type="float">
            <text:p>60.2009538446876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593086242676" calcext:value-type="float">
            <text:p>8.04593086242676</text:p>
          </table:table-cell>
          <table:table-cell table:style-name="ce9" office:value-type="float" office:value="6.21432135758116" calcext:value-type="float">
            <text:p>6.21432135758116</text:p>
          </table:table-cell>
          <table:table-cell table:style-name="ce9" office:value-type="float" office:value="0.824851274490356" calcext:value-type="float">
            <text:p>0.824851274490356</text:p>
          </table:table-cell>
          <table:table-cell table:style-name="ce9" office:value-type="float" office:value="60.6169882332946" calcext:value-type="float">
            <text:p>60.6169882332946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255318641663" calcext:value-type="float">
            <text:p>8.04255318641663</text:p>
          </table:table-cell>
          <table:table-cell table:style-name="ce9" office:value-type="float" office:value="6.21693122085247" calcext:value-type="float">
            <text:p>6.21693122085247</text:p>
          </table:table-cell>
          <table:table-cell table:style-name="ce9" office:value-type="float" office:value="0.82583212852478" calcext:value-type="float">
            <text:p>0.82583212852478</text:p>
          </table:table-cell>
          <table:table-cell table:style-name="ce9" office:value-type="float" office:value="60.5449924663468" calcext:value-type="float">
            <text:p>60.5449924663468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3464603424072" calcext:value-type="float">
            <text:p>8.03464603424072</text:p>
          </table:table-cell>
          <table:table-cell table:style-name="ce9" office:value-type="float" office:value="6.22304950173515" calcext:value-type="float">
            <text:p>6.22304950173515</text:p>
          </table:table-cell>
          <table:table-cell table:style-name="ce9" office:value-type="float" office:value="0.820035696029663" calcext:value-type="float">
            <text:p>0.820035696029663</text:p>
          </table:table-cell>
          <table:table-cell table:style-name="ce9" office:value-type="float" office:value="60.9729554970389" calcext:value-type="float">
            <text:p>60.9729554970389</text:p>
          </table:table-cell>
          <table:table-cell table:number-columns-repeated="14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035377502441" calcext:value-type="float">
            <text:p>8.04035377502441</text:p>
          </table:table-cell>
          <table:table-cell table:style-name="ce9" office:value-type="float" office:value="6.21863184121499" calcext:value-type="float">
            <text:p>6.21863184121499</text:p>
          </table:table-cell>
          <table:table-cell table:style-name="ce9" office:value-type="float" office:value="0.824848890304565" calcext:value-type="float">
            <text:p>0.824848890304565</text:p>
          </table:table-cell>
          <table:table-cell table:style-name="ce9" office:value-type="float" office:value="60.617163443765" calcext:value-type="float">
            <text:p>60.617163443765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104:.B108])" office:value-type="float" office:value="8.04139246940613" calcext:value-type="float">
            <text:p>8.04139246940613</text:p>
          </table:table-cell>
          <table:table-cell table:style-name="ce11" table:formula="of:=AVERAGE([.C104:.C108])" office:value-type="float" office:value="6.21782999227097" calcext:value-type="float">
            <text:p>6.21782999227097</text:p>
          </table:table-cell>
          <table:table-cell table:style-name="ce11" table:formula="of:=AVERAGE([.D104:.D108])" office:value-type="float" office:value="0.825223922729492" calcext:value-type="float">
            <text:p>0.825223922729492</text:p>
          </table:table-cell>
          <table:table-cell table:style-name="ce11" table:formula="of:=AVERAGE([.E104:.E108])" office:value-type="float" office:value="60.5906106970266" calcext:value-type="float">
            <text:p>60.5906106970266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20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20"/>
          <table:table-cell table:number-columns-repeated="14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335987091064" calcext:value-type="float">
            <text:p>32.2335987091064</text:p>
          </table:table-cell>
          <table:table-cell table:style-name="ce9" office:value-type="float" office:value="6.20470589725054" calcext:value-type="float">
            <text:p>6.20470589725054</text:p>
          </table:table-cell>
          <table:table-cell table:style-name="ce9" office:value-type="float" office:value="3.32387137413025" calcext:value-type="float">
            <text:p>3.32387137413025</text:p>
          </table:table-cell>
          <table:table-cell table:style-name="ce9" office:value-type="float" office:value="60.1708000967196" calcext:value-type="float">
            <text:p>60.1708000967196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531576156616" calcext:value-type="float">
            <text:p>32.2531576156616</text:p>
          </table:table-cell>
          <table:table-cell table:style-name="ce9" office:value-type="float" office:value="6.20094324975125" calcext:value-type="float">
            <text:p>6.20094324975125</text:p>
          </table:table-cell>
          <table:table-cell table:style-name="ce9" office:value-type="float" office:value="3.32424235343933" calcext:value-type="float">
            <text:p>3.32424235343933</text:p>
          </table:table-cell>
          <table:table-cell table:style-name="ce9" office:value-type="float" office:value="60.1640851465224" calcext:value-type="float">
            <text:p>60.1640851465224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3021514415741" calcext:value-type="float">
            <text:p>32.3021514415741</text:p>
          </table:table-cell>
          <table:table-cell table:style-name="ce9" office:value-type="float" office:value="6.19153805782089" calcext:value-type="float">
            <text:p>6.19153805782089</text:p>
          </table:table-cell>
          <table:table-cell table:style-name="ce9" office:value-type="float" office:value="3.3286726474762" calcext:value-type="float">
            <text:p>3.3286726474762</text:p>
          </table:table-cell>
          <table:table-cell table:style-name="ce9" office:value-type="float" office:value="60.0840098084263" calcext:value-type="float">
            <text:p>60.0840098084263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190344333649" calcext:value-type="float">
            <text:p>32.2190344333649</text:p>
          </table:table-cell>
          <table:table-cell table:style-name="ce9" office:value-type="float" office:value="6.20751066931066" calcext:value-type="float">
            <text:p>6.20751066931066</text:p>
          </table:table-cell>
          <table:table-cell table:style-name="ce9" office:value-type="float" office:value="3.33461499214172" calcext:value-type="float">
            <text:p>3.33461499214172</text:p>
          </table:table-cell>
          <table:table-cell table:style-name="ce9" office:value-type="float" office:value="59.9769390083459" calcext:value-type="float">
            <text:p>59.9769390083459</text:p>
          </table:table-cell>
          <table:table-cell table:number-columns-repeated="14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373597621918" calcext:value-type="float">
            <text:p>32.2373597621918</text:p>
          </table:table-cell>
          <table:table-cell table:style-name="ce9" office:value-type="float" office:value="6.20398200954911" calcext:value-type="float">
            <text:p>6.20398200954911</text:p>
          </table:table-cell>
          <table:table-cell table:style-name="ce9" office:value-type="float" office:value="3.33253264427185" calcext:value-type="float">
            <text:p>3.33253264427185</text:p>
          </table:table-cell>
          <table:table-cell table:style-name="ce9" office:value-type="float" office:value="60.0144158658945" calcext:value-type="float">
            <text:p>60.0144158658945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ata-rata</text:p>
          </table:table-cell>
          <table:table-cell table:style-name="ce11" table:formula="of:=AVERAGE([.B113:.B117])" office:value-type="float" office:value="32.2490603923798" calcext:value-type="float">
            <text:p>32.2490603923798</text:p>
          </table:table-cell>
          <table:table-cell table:style-name="ce11" table:formula="of:=AVERAGE([.C113:.C117])" office:value-type="float" office:value="6.20173597673649" calcext:value-type="float">
            <text:p>6.20173597673649</text:p>
          </table:table-cell>
          <table:table-cell table:style-name="ce11" table:formula="of:=AVERAGE([.D113:.D117])" office:value-type="float" office:value="3.32878680229187" calcext:value-type="float">
            <text:p>3.32878680229187</text:p>
          </table:table-cell>
          <table:table-cell table:style-name="ce11" table:formula="of:=AVERAGE([.E113:.E117])" office:value-type="float" office:value="60.0820499851817" calcext:value-type="float">
            <text:p>60.0820499851817</text:p>
          </table:table-cell>
          <table:table-cell table:number-columns-repeated="14"/>
        </table:table-row>
        <table:table-row table:style-name="ro2" table:number-rows-repeated="104845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1:11:24.23082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01:16:26.437888950</meta:creation-date>
    <dc:date>2020-10-31T21:55:06.154182175</dc:date>
    <meta:editing-duration>PT7H12M16S</meta:editing-duration>
    <meta:editing-cycles>17</meta:editing-cycles>
    <meta:generator>LibreOffice/6.1.5.2$Linux_X86_64 LibreOffice_project/10$Build-2</meta:generator>
    <meta:document-statistic meta:table-count="1" meta:cell-count="5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15cm" xlink:href=".." xlink:type="simple" chart:class="chart:bar" chart:style-name="ch1">
        <chart:legend chart:legend-position="end" svg:x="13.024cm" svg:y="3.959cm" style:legend-expansion="high" chart:style-name="ch2"/>
        <chart:plot-area chart:style-name="ch3" table:cell-range-address="Sheet1.I3:Sheet1.K9" chart:data-source-has-labels="both" svg:x="0.32cm" svg:y="0.18cm" svg:width="12.384cm" svg:height="8.655cm">
          <chartooo:coordinate-region svg:x="0.941cm" svg:y="0.18cm" svg:width="11.763cm" svg:height="6.147cm"/>
          <chart:axis chart:dimension="x" chart:name="primary-x" chart:style-name="ch4" chartooo:axis-type="auto">
            <chartooo:date-scale/>
            <chart:categories table:cell-range-address="Sheet1.I4:Sheet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9" chart:label-cell-address="Sheet1.J3:Sheet1.J3" chart:class="chart:bar">
            <chart:data-point chart:repeated="6"/>
          </chart:series>
          <chart:series chart:style-name="ch8" chart:values-cell-range-address="Sheet1.K4:Sheet1.K9" chart:label-cell-address="Sheet1.K3:Sheet1.K3" chart:class="chart:bar">
            <chart:data-point chart:repeated="4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npa FPGA</text:p>
                <draw:g>
                  <svg:desc>Sheet1.J3:Sheet1.J3</svg:desc>
                </draw:g>
              </table:table-cell>
              <table:table-cell office:value-type="string">
                <text:p>Dengan FPGA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 Blur</text:p>
                <draw:g>
                  <svg:desc>Sheet1.I4:Sheet1.I9</svg:desc>
                </draw:g>
              </table:table-cell>
              <table:table-cell office:value-type="float" office:value="6.24958353344702">
                <text:p>6.24958353344702</text:p>
                <draw:g>
                  <svg:desc>Sheet1.J4:Sheet1.J9</svg:desc>
                </draw:g>
              </table:table-cell>
              <table:table-cell office:value-type="float" office:value="60.4268459267488">
                <text:p>60.4268459267488</text:p>
                <draw:g>
                  <svg:desc>Sheet1.K4:Sheet1.K9</svg:desc>
                </draw:g>
              </table:table-cell>
            </table:table-row>
            <table:table-row>
              <table:table-cell office:value-type="string">
                <text:p>Gaussian Blur</text:p>
              </table:table-cell>
              <table:table-cell office:value-type="float" office:value="6.25253493030523">
                <text:p>6.25253493030523</text:p>
              </table:table-cell>
              <table:table-cell office:value-type="float" office:value="60.2887439620844">
                <text:p>60.2887439620844</text:p>
              </table:table-cell>
            </table:table-row>
            <table:table-row>
              <table:table-cell office:value-type="string">
                <text:p>Sobel Vertical</text:p>
              </table:table-cell>
              <table:table-cell office:value-type="float" office:value="7.45901961777084">
                <text:p>7.45901961777084</text:p>
              </table:table-cell>
              <table:table-cell office:value-type="float" office:value="60.4404744910869">
                <text:p>60.4404744910869</text:p>
              </table:table-cell>
            </table:table-row>
            <table:table-row>
              <table:table-cell office:value-type="string">
                <text:p>Sobel Horizontal</text:p>
              </table:table-cell>
              <table:table-cell office:value-type="float" office:value="7.53538057993614">
                <text:p>7.53538057993614</text:p>
              </table:table-cell>
              <table:table-cell office:value-type="float" office:value="60.4263337664952">
                <text:p>60.4263337664952</text:p>
              </table:table-cell>
            </table:table-row>
            <table:table-row>
              <table:table-cell office:value-type="string">
                <text:p>Laplacian</text:p>
              </table:table-cell>
              <table:table-cell office:value-type="float" office:value="8.04783913050973">
                <text:p>8.04783913050973</text:p>
              </table:table-cell>
              <table:table-cell office:value-type="float" office:value="60.3130625296822">
                <text:p>60.3130625296822</text:p>
              </table:table-cell>
            </table:table-row>
            <table:table-row>
              <table:table-cell office:value-type="string">
                <text:p>Sharpening</text:p>
              </table:table-cell>
              <table:table-cell office:value-type="float" office:value="6.20978298450373">
                <text:p>6.20978298450373</text:p>
              </table:table-cell>
              <table:table-cell office:value-type="float" office:value="60.3363303411042">
                <text:p>60.3363303411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1cm" xlink:href=".." xlink:type="simple" chart:class="chart:bar" chart:style-name="ch1">
        <chart:legend chart:legend-position="end" svg:x="11.376cm" svg:y="3.459cm" style:legend-expansion="high" chart:style-name="ch2"/>
        <chart:plot-area chart:style-name="ch3" table:cell-range-address="Sheet1.O2:Sheet1.S9" chart:data-source-has-labels="both" svg:x="0.319cm" svg:y="0.18cm" svg:width="10.738cm" svg:height="8.65cm">
          <chartooo:coordinate-region svg:x="3.084cm" svg:y="0.18cm" svg:width="7.786cm" svg:height="8.003cm"/>
          <chart:axis chart:dimension="x" chart:name="primary-x" chart:style-name="ch4" chartooo:axis-type="auto">
            <chartooo:date-scale/>
            <chart:categories table:cell-range-address="Sheet1.O4:Sheet1.O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9" chart:label-cell-address="Sheet1.P2:Sheet1.P3" chart:class="chart:bar">
            <chart:data-point chart:repeated="6"/>
          </chart:series>
          <chart:series chart:style-name="ch8" chart:values-cell-range-address="Sheet1.Q4:Sheet1.Q9" chart:label-cell-address="Sheet1.Q2:Sheet1.Q3" chart:class="chart:bar">
            <chart:data-point chart:repeated="6"/>
          </chart:series>
          <chart:series chart:style-name="ch9" chart:values-cell-range-address="Sheet1.R4:Sheet1.R9" chart:label-cell-address="Sheet1.R2:Sheet1.R3" chart:class="chart:bar">
            <chart:data-point chart:repeated="6"/>
          </chart:series>
          <chart:series chart:style-name="ch10" chart:values-cell-range-address="Sheet1.S4:Sheet1.S9" chart:label-cell-address="Sheet1.S2:Sheet1.S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npa FPGA 50 frame</text:p>
                <text:list>
                  <text:list-item>
                    <text:p>Tanpa FPGA</text:p>
                  </text:list-item>
                  <text:list-item>
                    <text:p>50 frame</text:p>
                  </text:list-item>
                </text:list>
                <draw:g>
                  <svg:desc>Sheet1.P2:Sheet1.P3</svg:desc>
                </draw:g>
              </table:table-cell>
              <table:table-cell office:value-type="string">
                <text:p>Tanpa FPGA 200 frame</text:p>
                <text:list>
                  <text:list-item>
                    <text:p>Tanpa FPGA</text:p>
                  </text:list-item>
                  <text:list-item>
                    <text:p>200 frame</text:p>
                  </text:list-item>
                </text:list>
                <draw:g>
                  <svg:desc>Sheet1.Q2:Sheet1.Q3</svg:desc>
                </draw:g>
              </table:table-cell>
              <table:table-cell office:value-type="string">
                <text:p>Dengan FPGA 50 frame</text:p>
                <text:list>
                  <text:list-item>
                    <text:p>Dengan FPGA</text:p>
                  </text:list-item>
                  <text:list-item>
                    <text:p>50 frame</text:p>
                  </text:list-item>
                </text:list>
                <draw:g>
                  <svg:desc>Sheet1.R2:Sheet1.R3</svg:desc>
                </draw:g>
              </table:table-cell>
              <table:table-cell office:value-type="string">
                <text:p>Dengan FPGA 200 frame</text:p>
                <text:list>
                  <text:list-item>
                    <text:p>Dengan FPGA</text:p>
                  </text:list-item>
                  <text:list-item>
                    <text:p>200 frame</text:p>
                  </text:list-item>
                </text:list>
                <draw:g>
                  <svg:desc>Sheet1.S2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 Blur</text:p>
                <draw:g>
                  <svg:desc>Sheet1.O4:Sheet1.O9</svg:desc>
                </draw:g>
              </table:table-cell>
              <table:table-cell office:value-type="float" office:value="8.00361213684082">
                <text:p>8.00361213684082</text:p>
                <draw:g>
                  <svg:desc>Sheet1.P4:Sheet1.P9</svg:desc>
                </draw:g>
              </table:table-cell>
              <table:table-cell office:value-type="float" office:value="31.9899158954621">
                <text:p>31.9899158954621</text:p>
                <draw:g>
                  <svg:desc>Sheet1.Q4:Sheet1.Q9</svg:desc>
                </draw:g>
              </table:table-cell>
              <table:table-cell office:value-type="float" office:value="0.823560476303101">
                <text:p>0.823560476303101</text:p>
                <draw:g>
                  <svg:desc>Sheet1.R4:Sheet1.R9</svg:desc>
                </draw:g>
              </table:table-cell>
              <table:table-cell office:value-type="float" office:value="3.32552518844605">
                <text:p>3.32552518844605</text:p>
                <draw:g>
                  <svg:desc>Sheet1.S4:Sheet1.S9</svg:desc>
                </draw:g>
              </table:table-cell>
            </table:table-row>
            <table:table-row>
              <table:table-cell office:value-type="string">
                <text:p>Gaussian Blur</text:p>
              </table:table-cell>
              <table:table-cell office:value-type="float" office:value="7.99862322807312">
                <text:p>7.99862322807312</text:p>
              </table:table-cell>
              <table:table-cell office:value-type="float" office:value="31.9795805454254">
                <text:p>31.9795805454254</text:p>
              </table:table-cell>
              <table:table-cell office:value-type="float" office:value="0.827384996414185">
                <text:p>0.827384996414185</text:p>
              </table:table-cell>
              <table:table-cell office:value-type="float" office:value="3.32535176277161">
                <text:p>3.32535176277161</text:p>
              </table:table-cell>
            </table:table-row>
            <table:table-row>
              <table:table-cell office:value-type="string">
                <text:p>Sobel Vertical</text:p>
              </table:table-cell>
              <table:table-cell office:value-type="float" office:value="6.69659380912781">
                <text:p>6.69659380912781</text:p>
              </table:table-cell>
              <table:table-cell office:value-type="float" office:value="26.8419644832611">
                <text:p>26.8419644832611</text:p>
              </table:table-cell>
              <table:table-cell office:value-type="float" office:value="0.823559713363647">
                <text:p>0.823559713363647</text:p>
              </table:table-cell>
              <table:table-cell office:value-type="float" office:value="3.3240608215332">
                <text:p>3.3240608215332</text:p>
              </table:table-cell>
            </table:table-row>
            <table:table-row>
              <table:table-cell office:value-type="string">
                <text:p>Sobel Horizontal</text:p>
              </table:table-cell>
              <table:table-cell office:value-type="float" office:value="6.64646835327148">
                <text:p>6.64646835327148</text:p>
              </table:table-cell>
              <table:table-cell office:value-type="float" office:value="26.4973923683166">
                <text:p>26.4973923683166</text:p>
              </table:table-cell>
              <table:table-cell office:value-type="float" office:value="0.823914003372192">
                <text:p>0.823914003372192</text:p>
              </table:table-cell>
              <table:table-cell office:value-type="float" office:value="3.32414484024048">
                <text:p>3.32414484024048</text:p>
              </table:table-cell>
            </table:table-row>
            <table:table-row>
              <table:table-cell office:value-type="string">
                <text:p>Laplacian</text:p>
              </table:table-cell>
              <table:table-cell office:value-type="float" office:value="6.21096878051758">
                <text:p>6.21096878051758</text:p>
              </table:table-cell>
              <table:table-cell office:value-type="float" office:value="24.8599366188049">
                <text:p>24.8599366188049</text:p>
              </table:table-cell>
              <table:table-cell office:value-type="float" office:value="0.827101516723633">
                <text:p>0.827101516723633</text:p>
              </table:table-cell>
              <table:table-cell office:value-type="float" office:value="3.32375345230102">
                <text:p>3.32375345230102</text:p>
              </table:table-cell>
            </table:table-row>
            <table:table-row>
              <table:table-cell office:value-type="string">
                <text:p>Sharpening</text:p>
              </table:table-cell>
              <table:table-cell office:value-type="float" office:value="8.04139246940613">
                <text:p>8.04139246940613</text:p>
              </table:table-cell>
              <table:table-cell office:value-type="float" office:value="32.2490603923798">
                <text:p>32.2490603923798</text:p>
              </table:table-cell>
              <table:table-cell office:value-type="float" office:value="0.825223922729492">
                <text:p>0.825223922729492</text:p>
              </table:table-cell>
              <table:table-cell office:value-type="float" office:value="3.32878680229187">
                <text:p>3.32878680229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